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6.9862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10" style:family="table-cell" style:parent-style-name="Default">
      <style:text-properties fo:color="#00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table:style-name="ce3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table:number-columns-repeated="3"/>
          <table:table-cell office:value-type="string" calcext:value-type="string">
            <text:p>Many industries disregard environmental regulations in pursuit of high profit, leading to long term damage to eco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table:style-name="ce3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Detractor</text:p>
          </table:table-cell>
          <table:table-cell table:style-name="ce3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5"/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/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/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3"/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 table:number-rows-repeated="10477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09:16:30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06T12:41:11.182000000</dc:date>
    <meta:editing-duration>P8DT15H45M51S</meta:editing-duration>
    <meta:editing-cycles>2541</meta:editing-cycles>
    <meta:generator>LibreOffice/24.8.5.2$Windows_X86_64 LibreOffice_project/fddf2685c70b461e7832239a0162a77216259f22</meta:generator>
    <meta:document-statistic meta:table-count="1" meta:cell-count="2649" meta:object-count="0"/>
  </office:meta>
</office:document-meta>
</file>